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Rockwell" svg:font-family="Rockwel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LISTADO DE VUELOS, COMPAÑÍAS Y CLIENTES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CLIENTE</text:p>
          </table:table-cell>
          <table:table-cell office:value-type="string" calcext:value-type="string">
            <text:p>VIAJ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PLUSES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A. GARCÍA</text:p>
          </table:table-cell>
          <table:table-cell office:value-type="string" calcext:value-type="string">
            <text:p>LONDRE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J. PÉREZ</text:p>
          </table:table-cell>
          <table:table-cell office:value-type="string" calcext:value-type="string">
            <text:p>ESTOCOLMO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P. BONILLA</text:p>
          </table:table-cell>
          <table:table-cell office:value-type="string" calcext:value-type="string">
            <text:p>PARÍ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L. SÁNCHEZ</text:p>
          </table:table-cell>
          <table:table-cell office:value-type="string" calcext:value-type="string">
            <text:p>ROMA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M. LÓPEZ</text:p>
          </table:table-cell>
          <table:table-cell office:value-type="string" calcext:value-type="string">
            <text:p>PARÍS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I. GIL</text:p>
          </table:table-cell>
          <table:table-cell office:value-type="string" calcext:value-type="string">
            <text:p>VIENA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>
          <table:table-cell/>
          <table:table-cell office:value-type="string" calcext:value-type="string">
            <text:p>V. PEÑA</text:p>
          </table:table-cell>
          <table:table-cell office:value-type="string" calcext:value-type="string">
            <text:p>ESTOCOLMO</text:p>
          </table:table-cell>
          <table:table-cell table:style-name="ce1"/>
          <table:table-cell/>
          <table:table-cell table:style-name="ce1"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/>
          <table:table-cell office:value-type="string" calcext:value-type="string">
            <text:p>DATOS DE OPERACIÓN INTERNOS.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DESTINO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COMPAÑÍA</text:p>
          </table:table-cell>
          <table:table-cell office:value-type="string" calcext:value-type="string">
            <text:p>PLUSES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ESTOCOLMO</text:p>
          </table:table-cell>
          <table:table-cell office:value-type="float" office:value="510.86" calcext:value-type="float">
            <text:p>510,86</text:p>
          </table:table-cell>
          <table:table-cell office:value-type="string" calcext:value-type="string">
            <text:p>IBERIA</text:p>
          </table:table-cell>
          <table:table-cell table:style-name="ce2" office:value-type="percentage" office:value="0.055" calcext:value-type="percentage">
            <text:p>5,50 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RES</text:p>
          </table:table-cell>
          <table:table-cell office:value-type="float" office:value="480.81" calcext:value-type="float">
            <text:p>480,81</text:p>
          </table:table-cell>
          <table:table-cell office:value-type="string" calcext:value-type="string">
            <text:p>SPANAIR</text:p>
          </table:table-cell>
          <table:table-cell table:style-name="ce2" office:value-type="percentage" office:value="0.1" calcext:value-type="percentage">
            <text:p>10,00 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RÍS</text:p>
          </table:table-cell>
          <table:table-cell office:value-type="float" office:value="601.01" calcext:value-type="float">
            <text:p>601,01</text:p>
          </table:table-cell>
          <table:table-cell office:value-type="string" calcext:value-type="string">
            <text:p>AVIACO</text:p>
          </table:table-cell>
          <table:table-cell table:style-name="ce2" office:value-type="percentage" office:value="0.01" calcext:value-type="percentage">
            <text:p>1,00 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OMA</text:p>
          </table:table-cell>
          <table:table-cell office:value-type="float" office:value="721.21" calcext:value-type="float">
            <text:p>721,21</text:p>
          </table:table-cell>
          <table:table-cell office:value-type="string" calcext:value-type="string">
            <text:p>AVIACO</text:p>
          </table:table-cell>
          <table:table-cell table:style-name="ce2" office:value-type="percentage" office:value="0.0335" calcext:value-type="percentage">
            <text:p>3,35 %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IENA</text:p>
          </table:table-cell>
          <table:table-cell office:value-type="float" office:value="450.76" calcext:value-type="float">
            <text:p>450,76</text:p>
          </table:table-cell>
          <table:table-cell office:value-type="string" calcext:value-type="string">
            <text:p>IBERIA</text:p>
          </table:table-cell>
          <table:table-cell table:style-name="ce2" office:value-type="percentage" office:value="0.006" calcext:value-type="percentage">
            <text:p>0,60 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Rockwell" svg:font-family="Rockwell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uro" style:family="table-cell" style:parent-style-name="Default" style:data-style-name="N107">
      <style:table-cell-properties fo:padding="0.71mm"/>
    </style:style>
    <style:style style:name="Excel_5f_BuiltIn_5f_Énfasis1" style:display-name="Excel_BuiltIn_Énfasis1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Rockwell" fo:font-family="Rockwell" style:font-family-generic="swiss" style:font-pitch="variable" fo:font-size="11pt" fo:font-style="normal" fo:text-shadow="none" style:text-underline-style="none" fo:font-weight="normal" style:font-name-asian="Rockwell" style:font-family-asian="Rockwell" style:font-family-generic-asian="swiss" style:font-pitch-asian="variable" style:font-size-asian="11pt" style:font-style-asian="normal" style:font-weight-asian="normal" style:font-name-complex="Rockwell" style:font-family-complex="Rockwell" style:font-family-generic-complex="swiss" style:font-pitch-complex="variable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14.99mm" fo:margin-left="14.99mm" fo:margin-right="14.99mm" style:first-page-number="continue" style:scale-to="100%" style:writing-mode="lr-tb" style:print="annotations charts drawings grid headers objects zero-values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9:45:46.51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BUSQ_20_1" style:display-name="PageStyle_BUSQ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9:17:05.640000000</meta:creation-date>
    <dc:date>2018-01-05T19:46:58.183000000</dc:date>
    <meta:editing-duration>PT5M41S</meta:editing-duration>
    <meta:editing-cycles>3</meta:editing-cycles>
    <meta:generator>LibreOffice/5.3.7.2$Windows_x86 LibreOffice_project/6b8ed514a9f8b44d37a1b96673cbbdd077e24059</meta:generator>
    <meta:document-statistic meta:table-count="1" meta:cell-count="46" meta:object-count="0"/>
  </office:meta>
</office:document-meta>
</file>